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2.672cm" style:rel-column-width="7184*"/>
    </style:style>
    <style:style style:name="Tableau1.B" style:family="table-column">
      <style:table-column-properties style:column-width="4.329cm" style:rel-column-width="2454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1481bc" officeooo:paragraph-rsid="001481bc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481bc" officeooo:paragraph-rsid="001481bc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481bc" officeooo:paragraph-rsid="001481b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d0f3" officeooo:paragraph-rsid="0014d0f3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481bc"/>
    </style:style>
    <style:style style:name="P6" style:family="paragraph" style:parent-style-name="Standard">
      <style:paragraph-properties fo:text-align="start" style:justify-single-word="false"/>
      <style:text-properties officeooo:paragraph-rsid="001481bc"/>
    </style:style>
    <style:style style:name="P7" style:family="paragraph" style:parent-style-name="Table_20_Contents">
      <style:paragraph-properties fo:text-align="start" style:justify-single-word="false"/>
      <style:text-properties officeooo:paragraph-rsid="001481bc"/>
    </style:style>
    <style:style style:name="P8" style:family="paragraph" style:parent-style-name="Table_20_Contents">
      <style:paragraph-properties fo:text-align="center" style:justify-single-word="false"/>
      <style:text-properties officeooo:rsid="001481bc" officeooo:paragraph-rsid="001481bc"/>
    </style:style>
    <style:style style:name="P9" style:family="paragraph" style:parent-style-name="Table_20_Contents">
      <style:paragraph-properties fo:text-align="center" style:justify-single-word="false"/>
      <style:text-properties officeooo:paragraph-rsid="001481bc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01481bc" officeooo:paragraph-rsid="001481bc" style:font-size-asian="14pt" style:font-weight-asian="bold" style:font-size-complex="14pt" style:font-weight-complex="bold"/>
    </style:style>
    <style:style style:name="T1" style:family="text">
      <style:text-properties officeooo:rsid="001481bc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481bc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mai Jules</text:p>
      <text:p text:style-name="P3">Evaluation 1/2 – Validation d’acquis</text:p>
      <text:p text:style-name="P3"/>
      <text:list xml:id="list519166199" text:style-name="L1">
        <text:list-item>
          <text:p text:style-name="P5"><text:span text:style-name="T3">L’algèbre relationnelle est une fermeture. Rappeler brièvement ce que cela signifie. Comment cette opération se traduit-elle concrètement en SQL (quelles implications) ? </text:span></text:p>
        </text:list-item>
        <text:list-item>
          <text:p text:style-name="P5"><text:span text:style-name="T3">Évaluer la véracité de chaque proposition suivante en indiquant VRAI ou FAUX (16pt). Il n’y a pas besoin de justifier la réponse (mais vous pouvez quand même le faire) : </text:span></text:p>
        </text:list-item>
      </text:list>
      <text:p text:style-name="P6"><text:span text:style-name="T3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Question</text:p>
          </table:table-cell>
          <table:table-cell table:style-name="Tableau1.B1" office:value-type="string">
            <text:p text:style-name="P10">Réponse</text:p>
          </table:table-cell>
        </table:table-row>
        <table:table-row>
          <table:table-cell table:style-name="Tableau1.A2" office:value-type="string">
            <text:p text:style-name="P7">Le standard SQL n’évolue plus aujourd’hui </text:p>
          </table:table-cell>
          <table:table-cell table:style-name="Tableau1.B2" office:value-type="string">
            <text:p text:style-name="P9">F<text:span text:style-name="T1">aux</text:span></text:p>
          </table:table-cell>
        </table:table-row>
        <table:table-row>
          <table:table-cell table:style-name="Tableau1.A2" office:value-type="string">
            <text:p text:style-name="P7">Tous les SGBDR implémentent de manière complète le standard SQL </text:p>
          </table:table-cell>
          <table:table-cell table:style-name="Tableau1.B2" office:value-type="string">
            <text:p text:style-name="P8">Faux</text:p>
          </table:table-cell>
        </table:table-row>
        <table:table-row>
          <table:table-cell table:style-name="Tableau1.A2" office:value-type="string">
            <text:p text:style-name="P7">MySQL et SQL sont deux choses identiques </text:p>
          </table:table-cell>
          <table:table-cell table:style-name="Tableau1.B2" office:value-type="string">
            <text:p text:style-name="P8">Faux</text:p>
          </table:table-cell>
        </table:table-row>
        <table:table-row>
          <table:table-cell table:style-name="Tableau1.A2" office:value-type="string">
            <text:p text:style-name="P7">Une contrainte de clef étrangère assure l’intégrité référentielle de la base</text:p>
          </table:table-cell>
          <table:table-cell table:style-name="Tableau1.B2" office:value-type="string">
            <text:p text:style-name="P8">Vrai</text:p>
          </table:table-cell>
        </table:table-row>
        <table:table-row>
          <table:table-cell table:style-name="Tableau1.A2" office:value-type="string">
            <text:p text:style-name="P7"><text:span text:style-name="T1">I</text:span>l existe plusieurs manières de maintenir l’intégrité référentielle lorsqu’une donnée référencée est supprimée via l’instruction ON DELETE. La politique par défaut (si omise) est la politique RESTRICT </text:p>
          </table:table-cell>
          <table:table-cell table:style-name="Tableau1.B2" office:value-type="string">
            <text:p text:style-name="P8">Faux</text:p>
          </table:table-cell>
        </table:table-row>
        <table:table-row>
          <table:table-cell table:style-name="Tableau1.A2" office:value-type="string">
            <text:p text:style-name="P7">Pour mettre en place une contrainte de clef étrangère entre deux tables, il faut que la colonne correspondante ait le même type que la colonne référencée </text:p>
          </table:table-cell>
          <table:table-cell table:style-name="Tableau1.B2" office:value-type="string">
            <text:p text:style-name="P8">Vrai</text:p>
          </table:table-cell>
        </table:table-row>
        <table:table-row>
          <table:table-cell table:style-name="Tableau1.A2" office:value-type="string">
            <text:p text:style-name="P7">VARCHAR est plus adaptée que CHAR pour stocker des données dont la taille ne varie pas beaucoup </text:p>
          </table:table-cell>
          <table:table-cell table:style-name="Tableau1.B2" office:value-type="string">
            <text:p text:style-name="P8">Faux</text:p>
          </table:table-cell>
        </table:table-row>
        <table:table-row>
          <table:table-cell table:style-name="Tableau1.A2" office:value-type="string">
            <text:p text:style-name="P7">Sur le MCD doivent figurer les contraintes de clé étrangère et de clé primaire </text:p>
          </table:table-cell>
          <table:table-cell table:style-name="Tableau1.B2" office:value-type="string">
            <text:p text:style-name="P8">Faux</text:p>
          </table:table-cell>
        </table:table-row>
        <table:table-row>
          <table:table-cell table:style-name="Tableau1.A2" office:value-type="string">
            <text:p text:style-name="P7">Une association plusieurs-à-plusieurs ne peut s’exprimer dans le modèle relationnel qu’en introduisant une nouvelle table dite de jointure </text:p>
          </table:table-cell>
          <table:table-cell table:style-name="Tableau1.B2" office:value-type="string">
            <text:p text:style-name="P8">Vrai</text:p>
          </table:table-cell>
        </table:table-row>
        <table:table-row>
          <table:table-cell table:style-name="Tableau1.A2" office:value-type="string">
            <text:p text:style-name="P7">Il est préférable d’utiliser une clef sémantique (clef métier, par exemple le numéro de sécu) comme identifiant d’une relation (ou comme clé primaire d’une table) </text:p>
          </table:table-cell>
          <table:table-cell table:style-name="Tableau1.B2" office:value-type="string">
            <text:p text:style-name="P8">Faux</text:p>
          </table:table-cell>
        </table:table-row>
        <table:table-row>
          <table:table-cell table:style-name="Tableau1.A2" office:value-type="string">
            <text:p text:style-name="P7">Il vaut mieux éviter au maximum l’usage de NULL (colonne nullable) </text:p>
          </table:table-cell>
          <table:table-cell table:style-name="Tableau1.B2" office:value-type="string">
            <text:p text:style-name="P8">Faux</text:p>
          </table:table-cell>
        </table:table-row>
        <table:table-row>
          <table:table-cell table:style-name="Tableau1.A2" office:value-type="string">
            <text:p text:style-name="P7">La dérivation du MLD R (Modèle Logique des Données Relationnel) à partir du MCD est automatique </text:p>
          </table:table-cell>
          <table:table-cell table:style-name="Tableau1.B2" office:value-type="string">
            <text:p text:style-name="P8">Faux</text:p>
          </table:table-cell>
        </table:table-row>
        <table:table-row>
          <table:table-cell table:style-name="Tableau1.A2" office:value-type="string">
            <text:p text:style-name="P7">L’usage des jointures dans une base de données relationnelle n’est pas encouragée </text:p>
          </table:table-cell>
          <table:table-cell table:style-name="Tableau1.B2" office:value-type="string">
            <text:p text:style-name="P8">Faux</text:p>
          </table:table-cell>
        </table:table-row>
        <table:table-row>
          <table:table-cell table:style-name="Tableau1.A2" office:value-type="string">
            <text:p text:style-name="P7">L’ordre de lecture d’une requête SQL par le moteur de base de données est le même que l’ordre dans lequel une personne ou un programme rédige l’instruction </text:p>
          </table:table-cell>
          <table:table-cell table:style-name="Tableau1.B2" office:value-type="string">
            <text:p text:style-name="P8">Faux</text:p>
          </table:table-cell>
        </table:table-row>
        <table:table-row>
          <table:table-cell table:style-name="Tableau1.A2" office:value-type="string">
            <text:p text:style-name="P7">Il est possible d’exécuter des programmes complets (procédures) directement depuis le SGBDR </text:p>
          </table:table-cell>
          <table:table-cell table:style-name="Tableau1.B2" office:value-type="string">
            <text:p text:style-name="P8">Vrai</text:p>
          </table:table-cell>
        </table:table-row>
        <table:table-row>
          <table:table-cell table:style-name="Tableau1.A2" office:value-type="string">
            <text:p text:style-name="P7">Pour concevoir une base de données relationnelle, il faut organiser les données (les tables) en pensant aux besoins des applications clientes </text:p>
          </table:table-cell>
          <table:table-cell table:style-name="Tableau1.B2" office:value-type="string">
            <text:p text:style-name="P8">Vrai</text:p>
          </table:table-cell>
        </table:table-row>
      </table:table>
      <text:p text:style-name="P1"><text:span text:style-name="T3"/></text:p>
      <text:list xml:id="list2501898233785" text:continue-numbering="true" text:style-name="L1">
        <text:list-item>
          <text:p text:style-name="P2"><text:span text:style-name="T2">Quelle instruction SQL permet d’afficher toutes les contraintes présentes sur une table ? </text:span></text:p>
        </text:list-item>
        <text:list-item>
          <text:p text:style-name="P2"><text:span text:style-name="T2">Qu’est ce que la normalisation des données ? Que peut-on utiliser pour être guidé dans le processus de normalisation de son schéma de base de données ? </text:span></text:p>
        </text:list-item>
        <text:list-item>
          <text:p text:style-name="P2"><text:soft-page-break/><text:span text:style-name="T2">Quel risque encourt-on à utiliser une base de données non normalisée ? </text:span></text:p>
        </text:list-item>
        <text:list-item>
          <text:p text:style-name="P2"><text:span text:style-name="T2">A quoi servent les opérations de jointure dans une base de données relationnelle ? </text:span></text:p>
        </text:list-item>
        <text:list-item>
          <text:p text:style-name="P2"><text:span text:style-name="T2">Quelle est la différence entre une jointure interne et une jointure externe ? Comment ces opérations sont-elles définies en MySQL (instructions) ? </text:span></text:p>
        </text:list-item>
        <text:list-item>
          <text:p text:style-name="P2"><text:span text:style-name="T2">Donner un usage, une utilité des Vues au niveau externe. </text:span></text:p>
        </text:list-item>
        <text:list-item>
          <text:p text:style-name="P2"><text:span text:style-name="T2">À quoi sert l’instruction GROUP BY ? À quoi sert l’instruction HAVING ? </text:span></text:p>
        </text:list-item>
        <text:list-item>
          <text:p text:style-name="P2"><text:span text:style-name="T2">Qu’est-ce qu’une sous-requête ? Quelle alterative existe-t-il en MySQL à l’usage des sous-requêtes ? Quel est l’avantage de cette alternative ? </text:span></text:p>
        </text:list-item>
        <text:list-item>
          <text:p text:style-name="P2"><text:span text:style-name="T2">Pourquoi est-il important de bien préciser le SGBDR utilisé lorsque l’on recherche de la documentation sur une requête spécifique (Recherche Google, Forum, ChatGPT, etc.) ? Quelle source est à privilégier en dernière instance pour apprendre une instruction 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23:30:40.651000000</meta:creation-date>
    <dc:date>2024-03-11T00:25:01.394000000</dc:date>
    <meta:editing-duration>PT54M20S</meta:editing-duration>
    <meta:editing-cycles>2</meta:editing-cycles>
    <meta:generator>LibreOffice/7.4.2.3$Windows_X86_64 LibreOffice_project/382eef1f22670f7f4118c8c2dd222ec7ad009daf</meta:generator>
    <meta:document-statistic meta:table-count="1" meta:image-count="0" meta:object-count="0" meta:page-count="2" meta:paragraph-count="47" meta:word-count="517" meta:character-count="3254" meta:non-whitespace-character-count="2769"/>
  </office:meta>
</office:document-meta>
</file>